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language="fr" fo:country="FR"/>
    </style:style>
    <style:style style:name="P2" style:family="paragraph" style:parent-style-name="Standard" style:list-style-name="L2">
      <style:paragraph-properties fo:text-align="justify" style:justify-single-word="false"/>
      <style:text-properties style:font-name="Calibri" fo:language="fr" fo:country="FR"/>
    </style:style>
    <style:style style:name="P3" style:family="paragraph" style:parent-style-name="Standard" style:list-style-name="L3">
      <style:paragraph-properties fo:text-align="justify" style:justify-single-word="false"/>
      <style:text-properties style:font-name="Calibri"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s de la création d'un projet sous Ogre, il est possible de créer un projet simple dont la majeur partie de la configuration de base est déjà faite, notamment celle des gestions des périphériques de manipulation comme le clavier ou la souris, et la gestion de la caméra (par défaut, une caméra à la première personne).</text:p>
      <text:p text:style-name="P1"/>
      <text:p text:style-name="P1">Néanmoins, il est vivement recommandé de ne pas utiliser ce système simpliste au profit d'une architecture personnelle, généralement plus performante car optimisée au projet.</text:p>
      <text:p text:style-name="P1"/>
      <text:h text:style-name="Heading_20_2" text:outline-level="2">Gestion des inputs</text:h>
      <text:p text:style-name="P1"/>
      <text:p text:style-name="P1">Nous avons choisi cette option car cela nous donnais entre autre la souplesse nécessaire à la personnalisation du moteur Ogre pour notre application. Nous avons séparer le code en six classes dont les trois principales sont :</text:p>
      <text:list xml:id="list924125309" text:style-name="L2">
        <text:list-item>
          <text:p text:style-name="P2">ShortStory qui contient la boucle de rendu et la paramétrisation du moteur Ogre</text:p>
        </text:list-item>
        <text:list-item>
          <text:p text:style-name="P2">InputListener qui gère toutes les inputs (clavier et souris)</text:p>
        </text:list-item>
        <text:list-item>
          <text:p text:style-name="P2">Scene dans lequel sont créées toutes les entités apparaissant dans la scène</text:p>
        </text:list-item>
      </text:list>
      <text:p text:style-name="P1">Cette séparation a dû être effectuée très rapidement afin que chacun sache dans quel partie du projet travailler et éviter au maximum les conflits lors de la mise en commun du travail effectué.</text:p>
      <text:p text:style-name="P1"/>
      <text:p text:style-name="P1">La gestion des inputs se fait donc dans InputListener. Il est possible de réaliser certaines actions comme le déplacement d'un objet à plusieurs instants clefs dans la boucle de rendu d'Ogre. Nous réalisons tous les traitements des inputs et les actions qui en découlent lorsque Ogre vient d'envoyer l'image à afficher au GPU et que le processeur est donc théoriquement en repos.</text:p>
      <text:p text:style-name="P1"/>
      <text:p text:style-name="P1">La première chose que nous avons implémenté est le déplacement de la caméra (puis plus tard du personnage en 3° personne) avec les touches ZQSD. Une spécificité d'Ogre fait que par défaut, les claviers sont tous en QWERTY sous Windows (il faut donc définir les touches WASD dans Ogre pour utiliser en réalité les touches ZQSD), ce qui n'est pas le cas dans Linux (le clavier AZERTY est bien reconnu). Le déplacement de la caméra est aussi venu très rapidement, mais il a été perfectionné avec le temps.</text:p>
      <text:p text:style-name="P1"/>
      <text:p text:style-name="P1">Après l'intégration du ninja dans la scène, le déplacement du personnage est animé avec une des animations intégrées à ce modèle.</text:p>
      <text:p text:style-name="P1"/>
      <text:p text:style-name="P1">Au final, nous avons peu à peu ajouté des fonctionnalités rendant l'application manipulable, et facilitant le déplacement dans le jeu :</text:p>
      <text:list xml:id="list1196639582" text:style-name="L3">
        <text:list-item>
          <text:p text:style-name="P3">augmenter la vitesse de déplacement du personnage en maintenant la touche shift (gauche) enfoncée</text:p>
        </text:list-item>
        <text:list-item>
          <text:p text:style-name="P3">possibilité d'enlever la détection de collisions avec la touche Fin. Dans ce mode, il est possible de monter à la verticale en appuyant sur Espace, ou de descendre avec Contrôle (gauche)</text:p>
        </text:list-item>
        <text:list-item>
          <text:p text:style-name="P3">passer d'une caméra en première ou en 3° personne avec la touche P (utilisable seulement en mode sans détection de collisions à l'intérieur de l'immeuble)</text:p>
        </text:list-item>
        <text:list-item>
          <text:p text:style-name="P3">connaître la position exacte du joueur avec K</text:p>
        </text:list-item>
        <text:list-item>
          <text:p text:style-name="P3">casser la vitre à n'importe quel moment avec B</text:p>
        </text:list-item>
        <text:list-item>
          <text:p text:style-name="P3"><text:soft-page-break/>casser la vitre lorsque l'on est assez proche avec L</text:p>
        </text:list-item>
      </text:list>
      <text:p text:style-name="P1"/>
      <text:h text:style-name="Heading_20_2" text:outline-level="2">Gestion de la caméra</text:h>
      <text:p text:style-name="P1"/>
      <text:p text:style-name="P1">La caméra est gérée à l'aide de la souris. Lorsque le jeu commence, la caméra est en mode 3° personne (derrière le personnage) et passe automatiquement en mode première personne quand on rentre dans l'immeuble (cela évite au joueur d'avoir une meilleur vision dans l'immeuble). Lorsque l'on tourne la caméra, le personnage tourne en même temps.</text:p>
      <text:p text:style-name="P1"/>
      <text:p text:style-name="P1">Afin d'éviter au joueur de se perdre avec la caméra, nous avons interdit la possibilité de faire plus d'un demi-tour de rotation selon l'axe X. cela a été possible très facilement car l'origine de la rotation de la caméra est le nœud du personnage, qui a toujours la même orientation par rapport au repère de la caméra. Il a donc suffit de limiter la rotation selon l'axe X. Cela n'aurait pas été aussi facile si la caméra pouvait tourner librement autour du personn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14:19:27</meta:creation-date>
    <dc:date>2013-03-21T21:17:41</dc:date>
    <meta:editing-duration>PT7H9M43S</meta:editing-duration>
    <meta:editing-cycles>10</meta:editing-cycles>
    <meta:generator>LibreOffice/3.5$Linux_X86_64 LibreOffice_project/350m1$Build-2</meta:generator>
    <meta:document-statistic meta:table-count="0" meta:image-count="0" meta:object-count="0" meta:page-count="2" meta:paragraph-count="21" meta:word-count="628" meta:character-count="3712" meta:non-whitespace-character-count="3114"/>
  </office:meta>
</office:document-meta>
</file>